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4016" calcext:value-type="float">
            <text:p>112.9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0216" calcext:value-type="float">
            <text:p>112.9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6688" calcext:value-type="float">
            <text:p>112.9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1176" calcext:value-type="float">
            <text:p>113.0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3576" calcext:value-type="float">
            <text:p>113.1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368" calcext:value-type="float">
            <text:p>113.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7104" calcext:value-type="float">
            <text:p>113.2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7208" calcext:value-type="float">
            <text:p>113.2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9232" calcext:value-type="float">
            <text:p>113.4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6392" calcext:value-type="float">
            <text:p>113.6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6536" calcext:value-type="float">
            <text:p>114.0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0168" calcext:value-type="float">
            <text:p>114.1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428" calcext:value-type="float">
            <text:p>114.2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7432" calcext:value-type="float">
            <text:p>114.3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2192" calcext:value-type="float">
            <text:p>114.3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4864" calcext:value-type="float">
            <text:p>114.3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9896" calcext:value-type="float">
            <text:p>114.2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3048" calcext:value-type="float">
            <text:p>114.3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9248" calcext:value-type="float">
            <text:p>114.3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9832" calcext:value-type="float">
            <text:p>114.4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6888" calcext:value-type="float">
            <text:p>114.5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6512" calcext:value-type="float">
            <text:p>114.5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2984" calcext:value-type="float">
            <text:p>114.5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5176" calcext:value-type="float">
            <text:p>114.5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0896" calcext:value-type="float">
            <text:p>114.6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6888" calcext:value-type="float">
            <text:p>114.5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9808" calcext:value-type="float">
            <text:p>115.0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8744" calcext:value-type="float">
            <text:p>114.9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2104" calcext:value-type="float">
            <text:p>115.1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9368" calcext:value-type="float">
            <text:p>115.3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3856" calcext:value-type="float">
            <text:p>115.4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0704" calcext:value-type="float">
            <text:p>115.3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1288" calcext:value-type="float">
            <text:p>115.4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7592" calcext:value-type="float">
            <text:p>115.6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3792" calcext:value-type="float">
            <text:p>115.6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9992" calcext:value-type="float">
            <text:p>115.7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5336" calcext:value-type="float">
            <text:p>115.8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2392" calcext:value-type="float">
            <text:p>115.9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7424" calcext:value-type="float">
            <text:p>115.7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356" calcext:value-type="float">
            <text:p>116.1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8776" calcext:value-type="float">
            <text:p>116.6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1824" calcext:value-type="float">
            <text:p>116.7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1552" calcext:value-type="float">
            <text:p>116.8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2304" calcext:value-type="float">
            <text:p>116.7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9464" calcext:value-type="float">
            <text:p>116.8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2512" calcext:value-type="float">
            <text:p>116.8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1552" calcext:value-type="float">
            <text:p>116.8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8656" calcext:value-type="float">
            <text:p>115.7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3728" calcext:value-type="float">
            <text:p>115.9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5672" calcext:value-type="float">
            <text:p>115.4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3696" calcext:value-type="float">
            <text:p>114.1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3248" calcext:value-type="float">
            <text:p>115.9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3768" calcext:value-type="float">
            <text:p>116.2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5208" calcext:value-type="float">
            <text:p>116.3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4896" calcext:value-type="float">
            <text:p>116.1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3352" calcext:value-type="float">
            <text:p>115.9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9848" calcext:value-type="float">
            <text:p>115.3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6592" calcext:value-type="float">
            <text:p>115.2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9328" calcext:value-type="float">
            <text:p>115.0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6656" calcext:value-type="float">
            <text:p>114.9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7992" calcext:value-type="float">
            <text:p>114.9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0184" calcext:value-type="float">
            <text:p>115.0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5152" calcext:value-type="float">
            <text:p>115.1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532" calcext:value-type="float">
            <text:p>114.9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9496" calcext:value-type="float">
            <text:p>114.8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7264" calcext:value-type="float">
            <text:p>114.5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8144" calcext:value-type="float">
            <text:p>113.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7992" calcext:value-type="float">
            <text:p>114.9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0704" calcext:value-type="float">
            <text:p>115.3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5192" calcext:value-type="float">
            <text:p>115.4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5568" calcext:value-type="float">
            <text:p>115.4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2376" calcext:value-type="float">
            <text:p>115.0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9328" calcext:value-type="float">
            <text:p>115.0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6592" calcext:value-type="float">
            <text:p>115.2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908" calcext:value-type="float">
            <text:p>114.5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8496" calcext:value-type="float">
            <text:p>114.4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7536" calcext:value-type="float">
            <text:p>114.3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428" calcext:value-type="float">
            <text:p>114.2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7328" calcext:value-type="float">
            <text:p>114.2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3904" calcext:value-type="float">
            <text:p>114.2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428" calcext:value-type="float">
            <text:p>114.2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5616" calcext:value-type="float">
            <text:p>114.2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5616" calcext:value-type="float">
            <text:p>114.2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3048" calcext:value-type="float">
            <text:p>114.3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8768" calcext:value-type="float">
            <text:p>114.3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2776" calcext:value-type="float">
            <text:p>114.4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2296" calcext:value-type="float">
            <text:p>114.3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2776" calcext:value-type="float">
            <text:p>114.4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3632" calcext:value-type="float">
            <text:p>114.4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3256" calcext:value-type="float">
            <text:p>114.4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052" calcext:value-type="float">
            <text:p>114.6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4192" calcext:value-type="float">
            <text:p>115.0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1896" calcext:value-type="float">
            <text:p>114.9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8848" calcext:value-type="float">
            <text:p>114.9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5424" calcext:value-type="float">
            <text:p>115.0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8328" calcext:value-type="float">
            <text:p>114.6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908" calcext:value-type="float">
            <text:p>114.5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484" calcext:value-type="float">
            <text:p>114.9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9704" calcext:value-type="float">
            <text:p>114.9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3984" calcext:value-type="float">
            <text:p>114.9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0184" calcext:value-type="float">
            <text:p>115.0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9952" calcext:value-type="float">
            <text:p>115.4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2624" calcext:value-type="float">
            <text:p>115.4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1496" calcext:value-type="float">
            <text:p>115.6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0264" calcext:value-type="float">
            <text:p>115.6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1056" calcext:value-type="float">
            <text:p>115.8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732" calcext:value-type="float">
            <text:p>115.7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972" calcext:value-type="float">
            <text:p>115.8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116" calcext:value-type="float">
            <text:p>115.9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9552" calcext:value-type="float">
            <text:p>116.0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9176" calcext:value-type="float">
            <text:p>116.0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5312" calcext:value-type="float">
            <text:p>116.4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3288" calcext:value-type="float">
            <text:p>116.2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3616" calcext:value-type="float">
            <text:p>117.3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18" calcext:value-type="float">
            <text:p>117.2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0568" calcext:value-type="float">
            <text:p>117.3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0672" calcext:value-type="float">
            <text:p>117.3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2112" calcext:value-type="float">
            <text:p>117.4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4784" calcext:value-type="float">
            <text:p>117.5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2592" calcext:value-type="float">
            <text:p>117.5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756" calcext:value-type="float">
            <text:p>117.6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092" calcext:value-type="float">
            <text:p>117.8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14344" calcext:value-type="float">
            <text:p>117.8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092" calcext:value-type="float">
            <text:p>117.8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0816" calcext:value-type="float">
            <text:p>117.7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9208" calcext:value-type="float">
            <text:p>117.8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0232" calcext:value-type="float">
            <text:p>117.6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756" calcext:value-type="float">
            <text:p>117.6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66" calcext:value-type="float">
            <text:p>117.5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0504" calcext:value-type="float">
            <text:p>117.5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3344" calcext:value-type="float">
            <text:p>117.4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0568" calcext:value-type="float">
            <text:p>117.3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6184" calcext:value-type="float">
            <text:p>117.2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0944" calcext:value-type="float">
            <text:p>117.2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5328" calcext:value-type="float">
            <text:p>117.3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1656" calcext:value-type="float">
            <text:p>116.8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7272" calcext:value-type="float">
            <text:p>116.8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6184" calcext:value-type="float">
            <text:p>117.2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1528" calcext:value-type="float">
            <text:p>117.3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0568" calcext:value-type="float">
            <text:p>117.3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6664" calcext:value-type="float">
            <text:p>117.3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8584" calcext:value-type="float">
            <text:p>117.4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8208" calcext:value-type="float">
            <text:p>117.4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0672" calcext:value-type="float">
            <text:p>117.3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3824" calcext:value-type="float">
            <text:p>117.4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5056" calcext:value-type="float">
            <text:p>117.4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172" calcext:value-type="float">
            <text:p>116.6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0928" calcext:value-type="float">
            <text:p>116.3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0928" calcext:value-type="float">
            <text:p>116.3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6168" calcext:value-type="float">
            <text:p>116.4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5144" calcext:value-type="float">
            <text:p>116.5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7648" calcext:value-type="float">
            <text:p>116.8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5144" calcext:value-type="float">
            <text:p>116.5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6104" calcext:value-type="float">
            <text:p>116.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1176" calcext:value-type="float">
            <text:p>116.8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7648" calcext:value-type="float">
            <text:p>116.8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6856" calcext:value-type="float">
            <text:p>116.5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7248" calcext:value-type="float">
            <text:p>117.4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6976" calcext:value-type="float">
            <text:p>117.5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472" calcext:value-type="float">
            <text:p>117.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0544" calcext:value-type="float">
            <text:p>117.8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1984" calcext:value-type="float">
            <text:p>117.9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1128" calcext:value-type="float">
            <text:p>117.9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9792" calcext:value-type="float">
            <text:p>117.9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5784" calcext:value-type="float">
            <text:p>117.9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2944" calcext:value-type="float">
            <text:p>118.0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1984" calcext:value-type="float">
            <text:p>117.9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5512" calcext:value-type="float">
            <text:p>118.0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9584" calcext:value-type="float">
            <text:p>117.8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5264" calcext:value-type="float">
            <text:p>117.5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8376" calcext:value-type="float">
            <text:p>117.3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2264" calcext:value-type="float">
            <text:p>116.4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2392" calcext:value-type="float">
            <text:p>115.9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5728" calcext:value-type="float">
            <text:p>116.6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2656" calcext:value-type="float">
            <text:p>117.2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5328" calcext:value-type="float">
            <text:p>117.3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896" calcext:value-type="float">
            <text:p>117.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2696" calcext:value-type="float">
            <text:p>117.5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3864" calcext:value-type="float">
            <text:p>117.7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9688" calcext:value-type="float">
            <text:p>117.8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4136" calcext:value-type="float">
            <text:p>117.6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4264" calcext:value-type="float">
            <text:p>117.1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6288" calcext:value-type="float">
            <text:p>117.3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7352" calcext:value-type="float">
            <text:p>117.4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6976" calcext:value-type="float">
            <text:p>117.5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0024" calcext:value-type="float">
            <text:p>117.5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1568" calcext:value-type="float">
            <text:p>117.7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8416" calcext:value-type="float">
            <text:p>117.6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8144" calcext:value-type="float">
            <text:p>117.7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2048" calcext:value-type="float">
            <text:p>117.7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9648" calcext:value-type="float">
            <text:p>117.5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5328" calcext:value-type="float">
            <text:p>117.3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6896" calcext:value-type="float">
            <text:p>116.8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6312" calcext:value-type="float">
            <text:p>116.7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2784" calcext:value-type="float">
            <text:p>116.7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7064" calcext:value-type="float">
            <text:p>116.7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768" calcext:value-type="float">
            <text:p>116.6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2848" calcext:value-type="float">
            <text:p>116.5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2264" calcext:value-type="float">
            <text:p>116.4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74" calcext:value-type="float">
            <text:p>116.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8152" calcext:value-type="float">
            <text:p>116.2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9008" calcext:value-type="float">
            <text:p>116.2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9448" calcext:value-type="float">
            <text:p>115.9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8592" calcext:value-type="float">
            <text:p>115.9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972" calcext:value-type="float">
            <text:p>115.8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8592" calcext:value-type="float">
            <text:p>115.9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8552" calcext:value-type="float">
            <text:p>115.6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7304" calcext:value-type="float">
            <text:p>114.8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048" calcext:value-type="float">
            <text:p>115.0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3456" calcext:value-type="float">
            <text:p>116.0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116" calcext:value-type="float">
            <text:p>115.9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9344" calcext:value-type="float">
            <text:p>115.9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8848" calcext:value-type="float">
            <text:p>114.9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532" calcext:value-type="float">
            <text:p>114.9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0832" calcext:value-type="float">
            <text:p>114.8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6616" calcext:value-type="float">
            <text:p>114.6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2984" calcext:value-type="float">
            <text:p>114.5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9832" calcext:value-type="float">
            <text:p>114.4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956" calcext:value-type="float">
            <text:p>114.5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1752" calcext:value-type="float">
            <text:p>114.6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7744" calcext:value-type="float">
            <text:p>114.5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8016" calcext:value-type="float">
            <text:p>114.4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9144" calcext:value-type="float">
            <text:p>114.3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6472" calcext:value-type="float">
            <text:p>114.2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2088" calcext:value-type="float">
            <text:p>114.2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3592" calcext:value-type="float">
            <text:p>114.0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7872" calcext:value-type="float">
            <text:p>114.0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2528" calcext:value-type="float">
            <text:p>113.9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0232" calcext:value-type="float">
            <text:p>113.8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804" calcext:value-type="float">
            <text:p>113.8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9752" calcext:value-type="float">
            <text:p>113.8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4136" calcext:value-type="float">
            <text:p>113.8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1928" calcext:value-type="float">
            <text:p>112.9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0656" calcext:value-type="float">
            <text:p>112.6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7128" calcext:value-type="float">
            <text:p>112.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9592" calcext:value-type="float">
            <text:p>112.5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0216" calcext:value-type="float">
            <text:p>112.9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7168" calcext:value-type="float">
            <text:p>112.9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3264" calcext:value-type="float">
            <text:p>112.9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4288" calcext:value-type="float">
            <text:p>112.7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4288" calcext:value-type="float">
            <text:p>112.7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2304" calcext:value-type="float">
            <text:p>112.9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0216" calcext:value-type="float">
            <text:p>112.9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0216" calcext:value-type="float">
            <text:p>112.9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8024" calcext:value-type="float">
            <text:p>112.9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6688" calcext:value-type="float">
            <text:p>112.9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8128" calcext:value-type="float">
            <text:p>113.0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3368" calcext:value-type="float">
            <text:p>113.0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4808" calcext:value-type="float">
            <text:p>113.1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844" calcext:value-type="float">
            <text:p>113.2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7208" calcext:value-type="float">
            <text:p>113.2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796" calcext:value-type="float">
            <text:p>113.2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8336" calcext:value-type="float">
            <text:p>113.1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6624" calcext:value-type="float">
            <text:p>113.1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5288" calcext:value-type="float">
            <text:p>113.1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2512" calcext:value-type="float">
            <text:p>113.0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5456" calcext:value-type="float">
            <text:p>112.9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9632" calcext:value-type="float">
            <text:p>112.8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5248" calcext:value-type="float">
            <text:p>112.8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7272" calcext:value-type="float">
            <text:p>113.0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4288" calcext:value-type="float">
            <text:p>112.7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2952" calcext:value-type="float">
            <text:p>112.7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0656" calcext:value-type="float">
            <text:p>112.6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1032" calcext:value-type="float">
            <text:p>112.6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1512" calcext:value-type="float">
            <text:p>112.6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076" calcext:value-type="float">
            <text:p>112.7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7128" calcext:value-type="float">
            <text:p>112.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076" calcext:value-type="float">
            <text:p>112.7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4664" calcext:value-type="float">
            <text:p>112.7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9152" calcext:value-type="float">
            <text:p>112.8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3536" calcext:value-type="float">
            <text:p>112.8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0592" calcext:value-type="float">
            <text:p>112.9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028" calcext:value-type="float">
            <text:p>112.7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0384" calcext:value-type="float">
            <text:p>112.8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6856" calcext:value-type="float">
            <text:p>112.7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9904" calcext:value-type="float">
            <text:p>112.7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0488" calcext:value-type="float">
            <text:p>112.8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8024" calcext:value-type="float">
            <text:p>112.9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5016" calcext:value-type="float">
            <text:p>113.2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8128" calcext:value-type="float">
            <text:p>113.0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2616" calcext:value-type="float">
            <text:p>113.1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748" calcext:value-type="float">
            <text:p>113.1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8816" calcext:value-type="float">
            <text:p>113.2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892" calcext:value-type="float">
            <text:p>113.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892" calcext:value-type="float">
            <text:p>113.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8544" calcext:value-type="float">
            <text:p>113.3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3408" calcext:value-type="float">
            <text:p>113.3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2552" calcext:value-type="float">
            <text:p>113.3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2552" calcext:value-type="float">
            <text:p>113.3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9232" calcext:value-type="float">
            <text:p>113.4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68" calcext:value-type="float">
            <text:p>113.6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0608" calcext:value-type="float">
            <text:p>113.8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3488" calcext:value-type="float">
            <text:p>114.0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0336" calcext:value-type="float">
            <text:p>113.9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5472" calcext:value-type="float">
            <text:p>113.8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3824" calcext:value-type="float">
            <text:p>113.6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7792" calcext:value-type="float">
            <text:p>113.3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8968" calcext:value-type="float">
            <text:p>112.1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3232" calcext:value-type="float">
            <text:p>111.2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3984" calcext:value-type="float">
            <text:p>111.1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2104" calcext:value-type="float">
            <text:p>111.3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8304" calcext:value-type="float">
            <text:p>111.3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7944" calcext:value-type="float">
            <text:p>112.3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1992" calcext:value-type="float">
            <text:p>112.7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9256" calcext:value-type="float">
            <text:p>112.9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6624" calcext:value-type="float">
            <text:p>113.1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892" calcext:value-type="float">
            <text:p>113.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3784" calcext:value-type="float">
            <text:p>113.3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8168" calcext:value-type="float">
            <text:p>113.3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3512" calcext:value-type="float">
            <text:p>113.4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9128" calcext:value-type="float">
            <text:p>113.4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6768" calcext:value-type="float">
            <text:p>113.5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2" calcext:value-type="float">
            <text:p>113.6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0296" calcext:value-type="float">
            <text:p>113.6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48" calcext:value-type="float">
            <text:p>113.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0944" calcext:value-type="float">
            <text:p>113.4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7896" calcext:value-type="float">
            <text:p>113.4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7416" calcext:value-type="float">
            <text:p>113.4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2552" calcext:value-type="float">
            <text:p>113.3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94" calcext:value-type="float">
            <text:p>113.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8064" calcext:value-type="float">
            <text:p>113.2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892" calcext:value-type="float">
            <text:p>113.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0632" calcext:value-type="float">
            <text:p>113.2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8064" calcext:value-type="float">
            <text:p>113.2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6352" calcext:value-type="float">
            <text:p>113.3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1696" calcext:value-type="float">
            <text:p>113.3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4368" calcext:value-type="float">
            <text:p>113.4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9544" calcext:value-type="float">
            <text:p>113.6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6704" calcext:value-type="float">
            <text:p>113.8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5952" calcext:value-type="float">
            <text:p>113.9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3384" calcext:value-type="float">
            <text:p>113.9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6808" calcext:value-type="float">
            <text:p>113.9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9752" calcext:value-type="float">
            <text:p>113.8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6808" calcext:value-type="float">
            <text:p>113.9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424" calcext:value-type="float">
            <text:p>113.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2528" calcext:value-type="float">
            <text:p>113.9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6056" calcext:value-type="float">
            <text:p>113.9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528" calcext:value-type="float">
            <text:p>114.3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9896" calcext:value-type="float">
            <text:p>114.2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7016" calcext:value-type="float">
            <text:p>114.0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0984" calcext:value-type="float">
            <text:p>113.7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68" calcext:value-type="float">
            <text:p>113.6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6392" calcext:value-type="float">
            <text:p>113.6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7248" calcext:value-type="float">
            <text:p>113.6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1152" calcext:value-type="float">
            <text:p>113.6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0568" calcext:value-type="float">
            <text:p>113.5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18" calcext:value-type="float">
            <text:p>113.4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9984" calcext:value-type="float">
            <text:p>113.4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3784" calcext:value-type="float">
            <text:p>113.3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9296" calcext:value-type="float">
            <text:p>113.2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3952" calcext:value-type="float">
            <text:p>113.1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3536" calcext:value-type="float">
            <text:p>112.8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4392" calcext:value-type="float">
            <text:p>112.8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5352" calcext:value-type="float">
            <text:p>112.9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2304" calcext:value-type="float">
            <text:p>112.9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0488" calcext:value-type="float">
            <text:p>112.8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0968" calcext:value-type="float">
            <text:p>112.9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1928" calcext:value-type="float">
            <text:p>112.9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9632" calcext:value-type="float">
            <text:p>112.8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0288" calcext:value-type="float">
            <text:p>111.2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3336" calcext:value-type="float">
            <text:p>111.2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6656" calcext:value-type="float">
            <text:p>111.1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196" calcext:value-type="float">
            <text:p>110.9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2712" calcext:value-type="float">
            <text:p>110.8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3048" calcext:value-type="float">
            <text:p>110.4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6952" calcext:value-type="float">
            <text:p>110.4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6408" calcext:value-type="float">
            <text:p>110.7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5552" calcext:value-type="float">
            <text:p>110.7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3528" calcext:value-type="float">
            <text:p>110.5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7808" calcext:value-type="float">
            <text:p>110.4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1608" calcext:value-type="float">
            <text:p>110.4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5384" calcext:value-type="float">
            <text:p>110.8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064" calcext:value-type="float">
            <text:p>111.0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9528" calcext:value-type="float">
            <text:p>112.8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076" calcext:value-type="float">
            <text:p>112.7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6584" calcext:value-type="float">
            <text:p>112.8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6584" calcext:value-type="float">
            <text:p>112.8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8672" calcext:value-type="float">
            <text:p>112.8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1512" calcext:value-type="float">
            <text:p>112.6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264" calcext:value-type="float">
            <text:p>112.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4936" calcext:value-type="float">
            <text:p>112.6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7336" calcext:value-type="float">
            <text:p>112.7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8296" calcext:value-type="float">
            <text:p>112.8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1616" calcext:value-type="float">
            <text:p>112.7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8568" calcext:value-type="float">
            <text:p>112.7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4872" calcext:value-type="float">
            <text:p>112.8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9592" calcext:value-type="float">
            <text:p>112.5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2056" calcext:value-type="float">
            <text:p>112.4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076" calcext:value-type="float">
            <text:p>112.7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3536" calcext:value-type="float">
            <text:p>112.8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7776" calcext:value-type="float">
            <text:p>112.5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7776" calcext:value-type="float">
            <text:p>112.5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7128" calcext:value-type="float">
            <text:p>112.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8088" calcext:value-type="float">
            <text:p>112.7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028" calcext:value-type="float">
            <text:p>112.7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5352" calcext:value-type="float">
            <text:p>112.9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3264" calcext:value-type="float">
            <text:p>112.9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5184" calcext:value-type="float">
            <text:p>113.1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0904" calcext:value-type="float">
            <text:p>113.1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9568" calcext:value-type="float">
            <text:p>113.1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0696" calcext:value-type="float">
            <text:p>113.0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6856" calcext:value-type="float">
            <text:p>112.7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0512" calcext:value-type="float">
            <text:p>112.3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9432" calcext:value-type="float">
            <text:p>111.2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6448" calcext:value-type="float">
            <text:p>111.0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876" calcext:value-type="float">
            <text:p>111.9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4392" calcext:value-type="float">
            <text:p>112.8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1176" calcext:value-type="float">
            <text:p>113.0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2616" calcext:value-type="float">
            <text:p>113.1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5288" calcext:value-type="float">
            <text:p>113.1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472" calcext:value-type="float">
            <text:p>112.3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9904" calcext:value-type="float">
            <text:p>112.7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2368" calcext:value-type="float">
            <text:p>112.6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7064" calcext:value-type="float">
            <text:p>112.9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3744" calcext:value-type="float">
            <text:p>113.0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8128" calcext:value-type="float">
            <text:p>113.0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5456" calcext:value-type="float">
            <text:p>112.9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0488" calcext:value-type="float">
            <text:p>112.8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3704" calcext:value-type="float">
            <text:p>112.6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9112" calcext:value-type="float">
            <text:p>112.5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3184" calcext:value-type="float">
            <text:p>112.3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356" calcext:value-type="float">
            <text:p>112.3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8384" calcext:value-type="float">
            <text:p>112.0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7616" calcext:value-type="float">
            <text:p>111.2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9328" calcext:value-type="float">
            <text:p>111.2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9016" calcext:value-type="float">
            <text:p>110.9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7136" calcext:value-type="float">
            <text:p>111.1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2376" calcext:value-type="float">
            <text:p>111.2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82" calcext:value-type="float">
            <text:p>111.3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3672" calcext:value-type="float">
            <text:p>110.9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6824" calcext:value-type="float">
            <text:p>110.9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7616" calcext:value-type="float">
            <text:p>111.2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6648" calcext:value-type="float">
            <text:p>112.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7024" calcext:value-type="float">
            <text:p>112.5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9176" calcext:value-type="float">
            <text:p>112.2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1624" calcext:value-type="float">
            <text:p>111.2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2296" calcext:value-type="float">
            <text:p>110.5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6808" calcext:value-type="float">
            <text:p>110.0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8688" calcext:value-type="float">
            <text:p>109.8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6528" calcext:value-type="float">
            <text:p>107.8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9288" calcext:value-type="float">
            <text:p>107.0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476" calcext:value-type="float">
            <text:p>106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6536" calcext:value-type="float">
            <text:p>106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8416" calcext:value-type="float">
            <text:p>106.1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3344" calcext:value-type="float">
            <text:p>106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944" calcext:value-type="float">
            <text:p>106.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8752" calcext:value-type="float">
            <text:p>105.8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2928" calcext:value-type="float">
            <text:p>105.7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9776" calcext:value-type="float">
            <text:p>105.6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6624" calcext:value-type="float">
            <text:p>105.5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8672" calcext:value-type="float">
            <text:p>105.1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7608" calcext:value-type="float">
            <text:p>105.0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3976" calcext:value-type="float">
            <text:p>104.9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9968" calcext:value-type="float">
            <text:p>104.8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072" calcext:value-type="float">
            <text:p>104.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0824" calcext:value-type="float">
            <text:p>104.8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9488" calcext:value-type="float">
            <text:p>104.8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3664" calcext:value-type="float">
            <text:p>104.7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6336" calcext:value-type="float">
            <text:p>104.7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0344" calcext:value-type="float">
            <text:p>104.8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5376" calcext:value-type="float">
            <text:p>104.7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2808" calcext:value-type="float">
            <text:p>104.7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9488" calcext:value-type="float">
            <text:p>104.8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3872" calcext:value-type="float">
            <text:p>104.8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264" calcext:value-type="float">
            <text:p>104.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98" calcext:value-type="float">
            <text:p>105.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8296" calcext:value-type="float">
            <text:p>105.2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5352" calcext:value-type="float">
            <text:p>105.3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412" calcext:value-type="float">
            <text:p>105.3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1928" calcext:value-type="float">
            <text:p>105.3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7064" calcext:value-type="float">
            <text:p>105.2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4288" calcext:value-type="float">
            <text:p>105.1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8944" calcext:value-type="float">
            <text:p>105.0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076" calcext:value-type="float">
            <text:p>105.1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2472" calcext:value-type="float">
            <text:p>105.1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8568" calcext:value-type="float">
            <text:p>105.1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5416" calcext:value-type="float">
            <text:p>105.0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4184" calcext:value-type="float">
            <text:p>105.1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9632" calcext:value-type="float">
            <text:p>105.2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5832" calcext:value-type="float">
            <text:p>105.3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84" calcext:value-type="float">
            <text:p>105.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2304" calcext:value-type="float">
            <text:p>105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84" calcext:value-type="float">
            <text:p>105.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268" calcext:value-type="float">
            <text:p>105.2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5456" calcext:value-type="float">
            <text:p>105.3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9568" calcext:value-type="float">
            <text:p>105.5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1488" calcext:value-type="float">
            <text:p>105.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2448" calcext:value-type="float">
            <text:p>105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1592" calcext:value-type="float">
            <text:p>105.7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2928" calcext:value-type="float">
            <text:p>105.7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7792" calcext:value-type="float">
            <text:p>105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0192" calcext:value-type="float">
            <text:p>105.9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468" calcext:value-type="float">
            <text:p>106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372" calcext:value-type="float">
            <text:p>105.9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8312" calcext:value-type="float">
            <text:p>106.1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8208" calcext:value-type="float">
            <text:p>106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3448" calcext:value-type="float">
            <text:p>106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7352" calcext:value-type="float">
            <text:p>106.0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8624" calcext:value-type="float">
            <text:p>106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7288" calcext:value-type="float">
            <text:p>106.3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0168" calcext:value-type="float">
            <text:p>106.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5344" calcext:value-type="float">
            <text:p>106.7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0752" calcext:value-type="float">
            <text:p>106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8248" calcext:value-type="float">
            <text:p>106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8688" calcext:value-type="float">
            <text:p>106.0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3072" calcext:value-type="float">
            <text:p>106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5264" calcext:value-type="float">
            <text:p>106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5536" calcext:value-type="float">
            <text:p>106.0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2176" calcext:value-type="float">
            <text:p>105.8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5144" calcext:value-type="float">
            <text:p>105.1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356" calcext:value-type="float">
            <text:p>104.6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0072" calcext:value-type="float">
            <text:p>104.9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9088" calcext:value-type="float">
            <text:p>105.4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4552" calcext:value-type="float">
            <text:p>106.5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7056" calcext:value-type="float">
            <text:p>106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0104" calcext:value-type="float">
            <text:p>106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4864" calcext:value-type="float">
            <text:p>106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3216" calcext:value-type="float">
            <text:p>106.5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7456" calcext:value-type="float">
            <text:p>106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1512" calcext:value-type="float">
            <text:p>105.0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9696" calcext:value-type="float">
            <text:p>105.0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2056" calcext:value-type="float">
            <text:p>104.8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548" calcext:value-type="float">
            <text:p>104.8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452" calcext:value-type="float">
            <text:p>104.7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4832" calcext:value-type="float">
            <text:p>104.9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3888" calcext:value-type="float">
            <text:p>105.7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6432" calcext:value-type="float">
            <text:p>106.3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2784" calcext:value-type="float">
            <text:p>105.3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8608" calcext:value-type="float">
            <text:p>105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2048" calcext:value-type="float">
            <text:p>106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9416" calcext:value-type="float">
            <text:p>106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3528" calcext:value-type="float">
            <text:p>106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9416" calcext:value-type="float">
            <text:p>106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2464" calcext:value-type="float">
            <text:p>106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9312" calcext:value-type="float">
            <text:p>106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3112" calcext:value-type="float">
            <text:p>106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9248" calcext:value-type="float">
            <text:p>106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2672" calcext:value-type="float">
            <text:p>106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0104" calcext:value-type="float">
            <text:p>106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2776" calcext:value-type="float">
            <text:p>106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8288" calcext:value-type="float">
            <text:p>106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5616" calcext:value-type="float">
            <text:p>106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428" calcext:value-type="float">
            <text:p>106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1232" calcext:value-type="float">
            <text:p>106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1816" calcext:value-type="float">
            <text:p>106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5304" calcext:value-type="float">
            <text:p>106.4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5472" calcext:value-type="float">
            <text:p>106.2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5952" calcext:value-type="float">
            <text:p>106.2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9376" calcext:value-type="float">
            <text:p>106.2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6808" calcext:value-type="float">
            <text:p>106.2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612" calcext:value-type="float">
            <text:p>106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1632" calcext:value-type="float">
            <text:p>106.0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516" calcext:value-type="float">
            <text:p>106.0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2968" calcext:value-type="float">
            <text:p>106.0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6016" calcext:value-type="float">
            <text:p>106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516" calcext:value-type="float">
            <text:p>106.0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4304" calcext:value-type="float">
            <text:p>106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6016" calcext:value-type="float">
            <text:p>106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7248" calcext:value-type="float">
            <text:p>105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7248" calcext:value-type="float">
            <text:p>105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324" calcext:value-type="float">
            <text:p>105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2656" calcext:value-type="float">
            <text:p>105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228" calcext:value-type="float">
            <text:p>105.8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0088" calcext:value-type="float">
            <text:p>105.8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5976" calcext:value-type="float">
            <text:p>105.7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464" calcext:value-type="float">
            <text:p>105.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3032" calcext:value-type="float">
            <text:p>105.7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0088" calcext:value-type="float">
            <text:p>105.8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3136" calcext:value-type="float">
            <text:p>105.8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8272" calcext:value-type="float">
            <text:p>105.8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8376" calcext:value-type="float">
            <text:p>105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5328" calcext:value-type="float">
            <text:p>105.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5368" calcext:value-type="float">
            <text:p>106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1568" calcext:value-type="float">
            <text:p>106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6912" calcext:value-type="float">
            <text:p>106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092" calcext:value-type="float">
            <text:p>106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3112" calcext:value-type="float">
            <text:p>106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7392" calcext:value-type="float">
            <text:p>106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6056" calcext:value-type="float">
            <text:p>106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9168" calcext:value-type="float">
            <text:p>106.1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7456" calcext:value-type="float">
            <text:p>106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612" calcext:value-type="float">
            <text:p>106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3552" calcext:value-type="float">
            <text:p>106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0128" calcext:value-type="float">
            <text:p>106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5704" calcext:value-type="float">
            <text:p>105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0216" calcext:value-type="float">
            <text:p>105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5368" calcext:value-type="float">
            <text:p>106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7496" calcext:value-type="float">
            <text:p>106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1776" calcext:value-type="float">
            <text:p>106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1192" calcext:value-type="float">
            <text:p>106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2256" calcext:value-type="float">
            <text:p>106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9312" calcext:value-type="float">
            <text:p>106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3216" calcext:value-type="float">
            <text:p>106.5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9208" calcext:value-type="float">
            <text:p>106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14" calcext:value-type="float">
            <text:p>106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4552" calcext:value-type="float">
            <text:p>106.5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284" calcext:value-type="float">
            <text:p>106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2424" calcext:value-type="float">
            <text:p>106.2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6352" calcext:value-type="float">
            <text:p>105.6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3384" calcext:value-type="float">
            <text:p>106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4824" calcext:value-type="float">
            <text:p>106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1504" calcext:value-type="float">
            <text:p>106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6848" calcext:value-type="float">
            <text:p>106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332" calcext:value-type="float">
            <text:p>106.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928" calcext:value-type="float">
            <text:p>106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7976" calcext:value-type="float">
            <text:p>106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3696" calcext:value-type="float">
            <text:p>106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524" calcext:value-type="float">
            <text:p>106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0376" calcext:value-type="float">
            <text:p>106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572" calcext:value-type="float">
            <text:p>106.7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3192" calcext:value-type="float">
            <text:p>107.0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3568" calcext:value-type="float">
            <text:p>107.0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7384" calcext:value-type="float">
            <text:p>107.8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1352" calcext:value-type="float">
            <text:p>107.5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3752" calcext:value-type="float">
            <text:p>107.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3584" calcext:value-type="float">
            <text:p>107.9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2352" calcext:value-type="float">
            <text:p>107.9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0264" calcext:value-type="float">
            <text:p>108.0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4584" calcext:value-type="float">
            <text:p>108.3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5544" calcext:value-type="float">
            <text:p>108.3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02" calcext:value-type="float">
            <text:p>108.2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3688" calcext:value-type="float">
            <text:p>107.9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1976" calcext:value-type="float">
            <text:p>108.0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3584" calcext:value-type="float">
            <text:p>107.9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4336" calcext:value-type="float">
            <text:p>107.8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5384" calcext:value-type="float">
            <text:p>107.0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052" calcext:value-type="float">
            <text:p>107.0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8664" calcext:value-type="float">
            <text:p>106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3048" calcext:value-type="float">
            <text:p>106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1984" calcext:value-type="float">
            <text:p>106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9208" calcext:value-type="float">
            <text:p>106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7288" calcext:value-type="float">
            <text:p>106.3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2216" calcext:value-type="float">
            <text:p>106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1632" calcext:value-type="float">
            <text:p>106.0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6936" calcext:value-type="float">
            <text:p>105.7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5288" calcext:value-type="float">
            <text:p>105.5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3472" calcext:value-type="float">
            <text:p>105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4704" calcext:value-type="float">
            <text:p>105.4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6208" calcext:value-type="float">
            <text:p>105.2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1928" calcext:value-type="float">
            <text:p>105.3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6208" calcext:value-type="float">
            <text:p>105.2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0864" calcext:value-type="float">
            <text:p>105.2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0072" calcext:value-type="float">
            <text:p>104.9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3872" calcext:value-type="float">
            <text:p>104.8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7296" calcext:value-type="float">
            <text:p>104.8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7296" calcext:value-type="float">
            <text:p>104.8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4728" calcext:value-type="float">
            <text:p>104.8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9008" calcext:value-type="float">
            <text:p>104.8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6712" calcext:value-type="float">
            <text:p>104.7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7088" calcext:value-type="float">
            <text:p>104.7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1368" calcext:value-type="float">
            <text:p>104.6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5752" calcext:value-type="float">
            <text:p>104.6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6256" calcext:value-type="float">
            <text:p>104.1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54" calcext:value-type="float">
            <text:p>104.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6392" calcext:value-type="float">
            <text:p>102.1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324" calcext:value-type="float">
            <text:p>102.1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9312" calcext:value-type="float">
            <text:p>102.6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6016" calcext:value-type="float">
            <text:p>102.2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0504" calcext:value-type="float">
            <text:p>102.3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0336" calcext:value-type="float">
            <text:p>102.5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6056" calcext:value-type="float">
            <text:p>102.5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3528" calcext:value-type="float">
            <text:p>102.9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7216" calcext:value-type="float">
            <text:p>104.2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4792" calcext:value-type="float">
            <text:p>104.6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5584" calcext:value-type="float">
            <text:p>104.8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124" calcext:value-type="float">
            <text:p>101.3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3768" calcext:value-type="float">
            <text:p>101.0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6192" calcext:value-type="float">
            <text:p>100.5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6256" calcext:value-type="float">
            <text:p>100.3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2432" calcext:value-type="float">
            <text:p>100.9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8344" calcext:value-type="float">
            <text:p>100.2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3712" calcext:value-type="float">
            <text:p>99.8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2664" calcext:value-type="float">
            <text:p>100.5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7528" calcext:value-type="float">
            <text:p>100.6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0368" calcext:value-type="float">
            <text:p>100.4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1-01-1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0-09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20-01-07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19-09-09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19-05-06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19-02-0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18-09-12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18-05-08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18-01-3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4792" calcext:value-type="float">
            <text:p>104.6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17-12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17-07-1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2017-05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98" meta:object-count="0"/>
    <meta:user-defined meta:name="AppVersion">3.0</meta:user-defined>
  </office:meta>
</office:document-meta>
</file>